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ce style:name="Segoe UI1" svg:font-family="'Segoe UI'" style:font-family-generic="swiss" style:font-pitch="variable"/>
    <style:font-face style:name="Segoe UI2" svg:font-family="'Segoe UI'" style:font-adornments="Corsivo" style:font-family-generic="swiss" style:font-pitch="variable"/>
    <style:font-face style:name="Segoe UI3" svg:font-family="'Segoe UI'" style:font-adornments="Grassetto" style:font-family-generic="swiss" style:font-pitch="variable"/>
    <style:font-face style:name="Segoe UI4" svg:font-family="'Segoe UI'" style:font-adornments="Normale" style:font-family-generic="swiss" style:font-pitch="variable"/>
  </office:font-face-decls>
  <office:automatic-styles>
    <style:style style:name="P1" style:family="paragraph" style:parent-style-name="Standard">
      <style:text-properties fo:language="ro" fo:country="RO" officeooo:paragraph-rsid="00612bc6"/>
    </style:style>
    <style:style style:name="P2" style:family="paragraph" style:parent-style-name="Title">
      <style:text-properties fo:language="ro" fo:country="RO" officeooo:paragraph-rsid="001a36a1"/>
    </style:style>
    <style:style style:name="P3" style:family="paragraph" style:parent-style-name="Text_20_body">
      <style:text-properties fo:language="ro" fo:country="RO" officeooo:paragraph-rsid="001a36a1"/>
    </style:style>
    <style:style style:name="P4" style:family="paragraph" style:parent-style-name="Contents_20_Heading">
      <style:text-properties fo:language="ro" fo:country="RO"/>
    </style:style>
    <style:style style:name="P5" style:family="paragraph" style:parent-style-name="Text_20_body">
      <style:text-properties style:font-name="Segoe UI1" fo:font-size="14pt" fo:language="ro" fo:country="RO" fo:font-style="italic" officeooo:rsid="0024ff5e" officeooo:paragraph-rsid="001a36a1" style:font-size-asian="14pt" style:font-style-asian="italic" style:font-size-complex="14pt" style:font-style-complex="italic"/>
    </style:style>
    <style:style style:name="P6" style:family="paragraph" style:parent-style-name="Text_20_body">
      <style:text-properties style:font-name="Segoe UI1" fo:language="ro" fo:country="RO" officeooo:rsid="001a36a1" officeooo:paragraph-rsid="001a36a1"/>
    </style:style>
    <style:style style:name="P7" style:family="paragraph" style:parent-style-name="Text_20_body">
      <style:text-properties officeooo:paragraph-rsid="003d9353"/>
    </style:style>
    <style:style style:name="P8" style:family="paragraph" style:parent-style-name="Text_20_body">
      <style:text-properties fo:font-style="italic" officeooo:rsid="00b9e57e" officeooo:paragraph-rsid="00b9e57e" style:font-style-asian="italic" style:font-style-complex="italic"/>
    </style:style>
    <style:style style:name="P9" style:family="paragraph" style:parent-style-name="Heading_20_1">
      <style:paragraph-properties fo:break-before="page"/>
      <style:text-properties fo:language="ro" fo:country="RO" officeooo:paragraph-rsid="003d9353"/>
    </style:style>
    <style:style style:name="P10" style:family="paragraph" style:parent-style-name="Text_20_body">
      <style:text-properties officeooo:rsid="00b875a5" officeooo:paragraph-rsid="003d9353"/>
    </style:style>
    <style:style style:name="P11" style:family="paragraph" style:parent-style-name="Text_20_body">
      <style:text-properties officeooo:rsid="00c3d477" officeooo:paragraph-rsid="00c3d477"/>
    </style:style>
    <style:style style:name="P12" style:family="paragraph" style:parent-style-name="Text_20_body">
      <style:text-properties officeooo:rsid="00c4d28c" officeooo:paragraph-rsid="00c4d28c"/>
    </style:style>
    <style:style style:name="P13" style:family="paragraph" style:parent-style-name="Text_20_body">
      <style:paragraph-properties fo:break-before="page"/>
      <style:text-properties officeooo:rsid="00c4d28c" officeooo:paragraph-rsid="00c4d28c"/>
    </style:style>
    <style:style style:name="P14" style:family="paragraph" style:parent-style-name="Text_20_body">
      <style:text-properties officeooo:rsid="00c6af96" officeooo:paragraph-rsid="00c6af96"/>
    </style:style>
    <style:style style:name="P15" style:family="paragraph" style:parent-style-name="Text_20_body">
      <style:text-properties officeooo:rsid="00c82c86" officeooo:paragraph-rsid="00c82c86"/>
    </style:style>
    <style:style style:name="P16" style:family="paragraph" style:parent-style-name="Text_20_body">
      <style:text-properties officeooo:rsid="00ca9e27" officeooo:paragraph-rsid="00ca9e27"/>
    </style:style>
    <style:style style:name="P17" style:family="paragraph" style:parent-style-name="Text_20_body">
      <style:text-properties officeooo:rsid="00ccc698" officeooo:paragraph-rsid="00cccd38"/>
    </style:style>
    <style:style style:name="P18" style:family="paragraph" style:parent-style-name="Text_20_body">
      <style:text-properties officeooo:rsid="00ccc698" officeooo:paragraph-rsid="00ce2d2f"/>
    </style:style>
    <style:style style:name="P19" style:family="paragraph" style:parent-style-name="Text_20_body">
      <style:text-properties officeooo:rsid="00ce7402" officeooo:paragraph-rsid="00ce7993"/>
    </style:style>
    <style:style style:name="P20" style:family="paragraph" style:parent-style-name="Text_20_body">
      <style:text-properties officeooo:rsid="00ce7993" officeooo:paragraph-rsid="00ce7993"/>
    </style:style>
    <style:style style:name="P21" style:family="paragraph" style:parent-style-name="Text_20_body">
      <style:text-properties officeooo:rsid="00d29f9a" officeooo:paragraph-rsid="00d843cd"/>
    </style:style>
    <style:style style:name="P22" style:family="paragraph" style:parent-style-name="Text_20_body">
      <style:text-properties officeooo:rsid="00d5965c" officeooo:paragraph-rsid="00d5965c"/>
    </style:style>
    <style:style style:name="T1" style:family="text">
      <style:text-properties style:font-name="Segoe UI1" fo:font-size="18pt" fo:font-weight="bold" officeooo:rsid="001a36a1" style:font-name-asian="Microsoft YaHei" style:font-size-asian="28pt" style:font-weight-asian="bold" style:font-name-complex="Mangal1" style:font-size-complex="28pt" style:font-weight-complex="bold"/>
    </style:style>
    <style:style style:name="T2" style:family="text">
      <style:text-properties style:font-name="Segoe UI1" fo:font-size="18pt" fo:font-weight="bold" officeooo:rsid="0024ff5e" style:font-name-asian="Microsoft YaHei" style:font-size-asian="28pt" style:font-weight-asian="bold" style:font-name-complex="Mangal1" style:font-size-complex="28pt" style:font-weight-complex="bold"/>
    </style:style>
    <style:style style:name="T3" style:family="text">
      <style:text-properties officeooo:rsid="00c4884e"/>
    </style:style>
    <style:style style:name="T4" style:family="text">
      <style:text-properties officeooo:rsid="00c68dbe"/>
    </style:style>
    <style:style style:name="T5" style:family="text">
      <style:text-properties officeooo:rsid="00c7f392"/>
    </style:style>
    <style:style style:name="T6" style:family="text">
      <style:text-properties officeooo:rsid="00ca9e27"/>
    </style:style>
    <style:style style:name="T7" style:family="text">
      <style:text-properties officeooo:rsid="00cb890b"/>
    </style:style>
    <style:style style:name="T8" style:family="text">
      <style:text-properties officeooo:rsid="00cccd38"/>
    </style:style>
    <style:style style:name="T9" style:family="text">
      <style:text-properties officeooo:rsid="00ce2d2f"/>
    </style:style>
    <style:style style:name="T10" style:family="text">
      <style:text-properties officeooo:rsid="00ce7402"/>
    </style:style>
    <style:style style:name="T11" style:family="text">
      <style:text-properties officeooo:rsid="00cea73d"/>
    </style:style>
    <style:style style:name="T12" style:family="text">
      <style:text-properties officeooo:rsid="00d421cb"/>
    </style:style>
    <style:style style:name="T13" style:family="text">
      <style:text-properties officeooo:rsid="00d5965c"/>
    </style:style>
    <style:style style:name="T14" style:family="text">
      <style:text-properties officeooo:rsid="00d5b149"/>
    </style:style>
    <style:style style:name="T15" style:family="text">
      <style:text-properties officeooo:rsid="00d7489c"/>
    </style:style>
    <style:style style:name="T16" style:family="text">
      <style:text-properties officeooo:rsid="00d77549"/>
    </style:style>
    <style:style style:name="T17" style:family="text">
      <style:text-properties officeooo:rsid="00d843cd"/>
    </style:style>
    <style:style style:name="T18" style:family="text">
      <style:text-properties officeooo:rsid="00d97a5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text:span><text:span text:style-name="T2">itolo</text:span></text:p>
      <text:p text:style-name="P6"/>
      <text:p text:style-name="P5"/>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Indice</text:p>
          </text:index-title>
        </text:index-body>
      </text:table-of-content>
      <text:p text:style-name="P3"/>
      <text:h text:style-name="P9" text:outline-level="1">----</text:h>
      <text:p text:style-name="P7"/>
      <text:p text:style-name="P8">Credința și Odihna. </text:p>
      <text:p text:style-name="P10"/>
      <text:p text:style-name="P11">Importanța Contextului.</text:p>
      <text:p text:style-name="P11">Ce ați crede despre mine dacă aș fi invitat sa predic la o înmormântare, și eu aș predica <text:span text:style-name="T3">despre</text:span> <text:span text:style-name="T3">ce înseamnă sa fii mireasa</text:span>. Sau dacă aș fi invitat la o căsătorie, și aș predica despre <text:span text:style-name="T3">ce înseamnă sa fii mort</text:span>? (De fapt, probabil, zic probabil, la unele casatorii merge și o predica de înmormântare; dar nu e cazul nostru).</text:p>
      <text:p text:style-name="P11">...</text:p>
      <text:p text:style-name="P11"/>
      <text:p text:style-name="P12">Dragilor, contextul este foarte important. Este important nu doar în interpretarea Scripturii, ci și în interpretarea realitatii care ne inconjoara. <text:span text:style-name="T4">Noi predicatorii știm (sau ar trebui sa știm) ca un pas important în interpretarea și înțelegerea unui text este contextul (literar, gramatical, istoric și cultural).</text:span></text:p>
      <text:p text:style-name="P14">La fel și experientele noastre zilnic<text:span text:style-name="T5">e</text:span> au nevoie să fie contextualizate. <text:span text:style-name="T6">Dar în mod mai specific, ele au nevoie să fie observate dintr-un punct de vedere spiritual. </text:span><text:span text:style-name="T5">Avem nevoie de o înțelegere bazilara a Scripturii. Aceasta înțelegere reprezintă contextul pe care noi îl folosim pentru a interpreta corect experientele noastre zilnice.</text:span></text:p>
      <text:p text:style-name="P14"/>
      <text:p text:style-name="P16">A citi printre rânduri.</text:p>
      <text:p text:style-name="P16">Ați mai auzit despre expresia „a citi printe rânduri”? <text:span text:style-name="T7">Este vorba despre acea calitate foarte periculoasa prin care, atunci când ascultam sau citim ceva, reușim sa vedem și ceea ce nu este spus sau scris. Altfel zis, citim printe rânduri. </text:span></text:p>
      <text:p text:style-name="P16"/>
      <text:p text:style-name="P18">Unele persoane au dezvoltat la maxim aceasta abilitate, și au ajuns într-o stare în care nu mai citesc rândurile. Citest doar printre rânduri. Orice i-ai spune, el oricum înțelege ce vrea el. Altele însă nu sunt deloc în stare sa citească printe rânduri. <text:span text:style-name="T9">Dacă ii zici ca ți-a frant inima, o astfel de persoana suna imediat la sectiunea de cardiologie.</text:span></text:p>
      <text:p text:style-name="P18"><text:span text:style-name="T10">Seamănă mult cu</text:span><text:span text:style-name="T8"> un computer. El deloc nu citește printre rânduri. Dacă i-ai zis să se stinga, el se stinge. Nu a înțeles ca de fapt poate glumeai. </text:span></text:p>
      <text:p text:style-name="P17">Ca în orice lucrare, și aici este nevoie de echilibru. Trebuie sa recunoaștem ca toți, într-o măsura sau alta, cadem în ambele extreme. </text:p>
      <text:p text:style-name="P14"/>
      <text:p text:style-name="P14"/>
      <text:p text:style-name="P15"/>
      <text:p text:style-name="P15"/>
      <text:p text:style-name="P15"/>
      <text:p text:style-name="P15"><text:soft-page-break/>Interpretarea Experientelor.</text:p>
      <text:p text:style-name="P19">Dragilor, viețile noastre sunt bogate. Sunt bogate de experiențe!</text:p>
      <text:p text:style-name="P19">De exemplu fiecare dintre noi experimenteaza trecerea timpului. Toți ne îndreptam spre viitor cu aceeași viteza: 60 de secunde pe minuta. Aici nu reușim să ne intrecem.</text:p>
      <text:p text:style-name="P12"/>
      <text:p text:style-name="P20">Toți experimentam realitatea și viața. <text:span text:style-name="T11">Viața noastră este ca un laborator de chimie. În el toți facem experimente, cu viața noasta și cu viața celor care ne inconjoara. Fie ca ne dam seama sau fie ca nu ne dam seama.</text:span></text:p>
      <text:p text:style-name="P12"/>
      <text:p text:style-name="P21">Vrem sau nu vrem, toți lasam urme pe acolo unde trecem. Știți toți vorba care spune: „unele persoane aduc bucurie atunci când vin; altele, atunci când pleacă”. <text:span text:style-name="T12">Ca fiecare proverb, are un adavar la baza. Dar nu mereu e corect. </text:span></text:p>
      <text:p text:style-name="P21"/>
      <text:p text:style-name="P21"><text:span text:style-name="T13">Fiindcă exista cel puțin doua forme de bucurie: </text:span><text:span text:style-name="T17">una este superficiala, cealaltă este profunda</text:span><text:span text:style-name="T13">. </text:span><text:span text:style-name="T17">În superficie stau lucrurile ușoare. Cele grele stau în profunzime.</text:span><text:span text:style-name="T13"> </text:span><text:span text:style-name="T18">Bucuria superficiala</text:span><text:span text:style-name="T14"> este ușoară</text:span><text:span text:style-name="T13"> ca fumul. </text:span><text:span text:style-name="T18">Bucuria profunda este</text:span><text:span text:style-name="T14"> este grea ca aurul. Și știu deja ce ați alege intre o casa plină cu fum, și </text:span><text:span text:style-name="T18">o casa</text:span><text:span text:style-name="T14"> plină cu aur. </text:span><text:span text:style-name="T15">Adevărata bucurie este de valoare. </text:span></text:p>
      <text:p text:style-name="P22"/>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ce style:name="Segoe UI1" svg:font-family="'Segoe UI'" style:font-family-generic="swiss" style:font-pitch="variable"/>
    <style:font-face style:name="Segoe UI2" svg:font-family="'Segoe UI'" style:font-adornments="Corsivo" style:font-family-generic="swiss" style:font-pitch="variable"/>
    <style:font-face style:name="Segoe UI3" svg:font-family="'Segoe UI'" style:font-adornments="Grassetto" style:font-family-generic="swiss" style:font-pitch="variable"/>
    <style:font-face style:name="Segoe UI4" svg:font-family="'Segoe UI'" style:font-adornments="Normale"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Segoe UI" fo:font-size="10.5pt" fo:language="ro" fo:country="RO"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loext:opacity="0%" style:font-name="Segoe UI" fo:font-size="10.5pt" fo:language="ro" fo:country="RO"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Segoe UI4" fo:font-family="'Segoe UI'" style:font-style-name="Normale" style:font-family-generic="swiss" style:font-pitch="variable" fo:font-size="10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00%" style:page-number="auto"/>
    </style:style>
    <style:style style:name="List" style:family="paragraph" style:parent-style-name="Text_20_body" style:class="list">
      <style:text-properties style:font-name="Segoe UI" fo:font-family="'Segoe UI'"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Segoe UI" fo:font-family="'Segoe UI'" fo:font-size="10.5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Segoe UI" fo:font-family="'Segoe UI'" style:font-size-asian="12pt" style:font-name-complex="Mangal" style:font-family-complex="Mangal"/>
    </style:style>
    <style:style style:name="Title" style:family="paragraph" style:parent-style-name="Heading" style:next-style-name="Text_20_body" style:list-style-name="" style:class="chapter" style:master-page-name="">
      <style:paragraph-properties fo:text-align="center" style:justify-single-word="false" style:page-number="auto"/>
      <style:text-properties style:font-name="Segoe UI3" fo:font-family="'Segoe UI'" style:font-style-name="Grassetto" style:font-family-generic="swiss"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Segoe UI4" fo:font-family="'Segoe UI'" style:font-style-name="Normale" style:font-family-generic="swiss" style:font-pitch="variable" fo:font-size="16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text:number-lines="true" text:line-number="0"/>
      <style:text-properties style:font-name="Segoe UI2" fo:font-family="'Segoe UI'" style:font-style-name="Corsivo" style:font-family-generic="swiss" style:font-pitch="variable" fo:font-size="14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Segoe UI3" fo:font-family="'Segoe UI'" style:font-style-name="Grassetto" style:font-family-generic="swiss" style:font-pitch="variable"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Segoe UI3" fo:font-family="'Segoe UI'" style:font-style-name="Grassetto" style:font-family-generic="swiss" style:font-pitch="variable" fo:font-size="110%"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Did" style:family="text" style:parent-style-name="Default_20_Paragraph_20_Font">
      <style:text-properties fo:font-style="italic" style:font-style-asian="italic"/>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language="ro" fo:country="RO" officeooo:paragraph-rsid="00612bc6"/>
    </style:style>
    <style:page-layout style:name="Mpm1">
      <style:page-layout-properties fo:page-width="17cm" fo:page-height="27cm" style:num-format="1" style:print-orientation="portrait" fo:margin-top="2cm" fo:margin-bottom="1.8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309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0T15:51:13.978000000</meta:creation-date>
    <dc:title>project_spec</dc:title>
    <meta:editing-duration>PT5H32M15S</meta:editing-duration>
    <meta:editing-cycles>146</meta:editing-cycles>
    <meta:generator>LibreOffice/7.3.5.2$Windows_X86_64 LibreOffice_project/184fe81b8c8c30d8b5082578aee2fed2ea847c01</meta:generator>
    <dc:date>2024-01-12T08:17:38.226000000</dc:date>
    <meta:document-statistic meta:table-count="0" meta:image-count="0" meta:object-count="0" meta:page-count="4" meta:paragraph-count="20" meta:word-count="499" meta:character-count="2995" meta:non-whitespace-character-count="2511"/>
    <meta:template xlink:type="simple" xlink:actuate="onRequest" xlink:title="project_spec" xlink:href="../../../../AppData/Roaming/LibreOffice/4/user/template/project_spec1.ott" meta:date="2023-01-20T15:51:13.793000000"/>
  </office:meta>
</office:document-meta>
</file>